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onymice Powerline" svg:font-family="'Anonymice Powerline'" style:font-pitch="fixed"/>
    <style:font-face style:name="Literation Mono Powerline" svg:font-family="'Literation Mono Powerline'" style:font-pitch="fixed"/>
    <style:font-face style:name="AnjaliOldLipi" svg:font-family="AnjaliOldLipi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nonymice Powerline" fo:font-size="18pt" officeooo:paragraph-rsid="001f0347" style:font-size-asian="18pt" style:font-size-complex="18pt"/>
    </style:style>
    <style:style style:name="P2" style:family="paragraph" style:parent-style-name="Standard">
      <style:text-properties style:font-name="Anonymice Powerline" fo:font-size="18pt" officeooo:paragraph-rsid="0020cee1" style:font-size-asian="18pt" style:font-size-complex="18pt"/>
    </style:style>
    <style:style style:name="P3" style:family="paragraph" style:parent-style-name="Standard">
      <style:text-properties style:font-name="Anonymice Powerline" fo:font-size="18pt" officeooo:rsid="0020cee1" officeooo:paragraph-rsid="0020cee1" style:font-size-asian="18pt" style:font-size-complex="18pt"/>
    </style:style>
    <style:style style:name="P4" style:family="paragraph" style:parent-style-name="Standard">
      <style:text-properties style:font-name="Anonymice Powerline" fo:font-size="18pt" officeooo:paragraph-rsid="0022cd94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nonymice Powerline" fo:font-size="18pt" officeooo:paragraph-rsid="001f034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Anonymice Powerline" fo:font-size="18pt" fo:font-weight="bold" officeooo:paragraph-rsid="001f0347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Anonymice Powerline" fo:font-size="18pt" fo:font-weight="bold" officeooo:rsid="0020cee1" officeooo:paragraph-rsid="0020cee1" style:font-size-asian="18pt" style:font-weight-asian="bold" style:font-size-complex="18pt" style:font-weight-complex="bold"/>
    </style:style>
    <style:style style:name="T1" style:family="text">
      <style:text-properties officeooo:rsid="001f0347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Оператори </text:span></text:p>
      <text:p text:style-name="P4">В C++ има три групи оператори: аритметично - логически, управляващи и оператори за управление на динамичната памет.</text:p>
      <text:p text:style-name="P4"><text:s/></text:p>
      <text:p text:style-name="P1"><text:tab/>- аритметично-логически оператори </text:p>
      <text:p text:style-name="P1">Наричат се още аритметично-логически операции. Те реализират основните аритметични и логически операции като: </text:p>
      <text:p text:style-name="P1">събиране (+), </text:p>
      <text:p text:style-name="P1">изваждане (-), </text:p>
      <text:p text:style-name="P1">умножение (*), </text:p>
      <text:p text:style-name="P1">деление (/), </text:p>
      <text:p text:style-name="P1">логическо И (&amp;&amp;, and), </text:p>
      <text:p text:style-name="P1">логическо ИЛИ (||, or) и др. </text:p>
      <text:p text:style-name="P1"/>
      <text:p text:style-name="P1"><text:tab/>- управляващи оператори</text:p>
      <text:p text:style-name="P1">Това са конструкции, които управляват изчислителния процес. Такива са условния оператор, оператора за цикъл, за безусловен преход и др. </text:p>
      <text:p text:style-name="P1"/>
      <text:p text:style-name="P1"><text:tab/>- операторите за управление на динамичната памет</text:p>
      <text:p text:style-name="P1">Те позволяват по време на изпълнение на програмата да бъде заделяна и съответно освобождавана динамична памет.</text:p>
      <text:p text:style-name="P1"/>
      <text:p text:style-name="P6">Логически тип </text:p>
      <text:p text:style-name="P1">Нарича се още булев тип в чест на Дж. Бул, английски логик, поставил основите на математическата логика. Типът е стандартен, вграден в реализацията. За означаването му се използва запазената дума bool (съкращение от boolean). </text:p>
      <text:p text:style-name="P1"><text:tab/>Множество от стойности </text:p>
      <text:p text:style-name="P1">Състои се от два елемента – стойностите true (истина) и false (лъжа). Тези стойности се наричат още булеви константи. </text:p>
      <text:p text:style-name="P1">&lt;булева_константа&gt; ::= true | false. </text:p>
      <text:p text:style-name="P1"><text:soft-page-break/>Променлива величина, множеството от допустимите стойности, на която съвпада с множеството от стойности на типа булев, се нарича булева или логическа променлива или променлива от тип булев. Дефинира се по обичайния начин. </text:p>
      <text:p text:style-name="P5"><text:tab/><text:span text:style-name="T2">Операции и вградени функции </text:span></text:p>
      <text:p text:style-name="P1">Логически операции </text:p>
      <text:p text:style-name="P1"/>
      <text:p text:style-name="P1"><text:tab/><text:tab/>Конюнкция (логическо умножение) </text:p>
      <text:p text:style-name="P4">Тя е двуаргументна (бинарна) операция. Означава се с &amp;&amp; <text:s/>и се дефинира по следния начин: </text:p>
      <text:p text:style-name="P4"><text:s/>А <text:s text:c="4"/>B <text:s text:c="2"/>A and B </text:p>
      <text:p text:style-name="P1">false false false </text:p>
      <text:p text:style-name="P1">false <text:span text:style-name="T1">t</text:span>rue <text:s/>false </text:p>
      <text:p text:style-name="P1">true <text:s/>false false </text:p>
      <text:p text:style-name="P1">true <text:s/>true <text:s/>true </text:p>
      <text:p text:style-name="P4">Операцията се поставя между двата си аргумента. Такива операции се наричат инфиксни. </text:p>
      <text:p text:style-name="P4"><text:tab/><text:tab/></text:p>
      <text:p text:style-name="P4"><text:tab/><text:tab/>Дизюнкция (логическо събиране) </text:p>
      <text:p text:style-name="P1">Тя е бинарна, инфиксна операция. Означава се с || и се дефинира по следния начин: </text:p>
      <text:p text:style-name="P1">А <text:s text:c="5"/>B <text:s text:c="3"/>A or B </text:p>
      <text:p text:style-name="P1">false false false </text:p>
      <text:p text:style-name="P1">false true <text:s/>true </text:p>
      <text:p text:style-name="P1">true <text:s/>false true </text:p>
      <text:p text:style-name="P1">true <text:s/>true <text:s/>true </text:p>
      <text:p text:style-name="P1"/>
      <text:p text:style-name="P1"><text:tab/><text:tab/>Логическо отрицание </text:p>
      <text:p text:style-name="P1">Тя е едноаргументна (унарна) операция. Означава се с not или ! и се дефинира по следния начин: </text:p>
      <text:p text:style-name="P1"><text:s/>А <text:s text:c="3"/>not A </text:p>
      <text:p text:style-name="P1">false true </text:p>
      <text:p text:style-name="P1">true <text:s/>false </text:p>
      <text:p text:style-name="P1">Поставя се пред единствения си аргумент. Такива оператори се наричат префиксни. </text:p>
      <text:p text:style-name="P1"/>
      <text:p text:style-name="P1">Забележка: Може да няма разделител между оператора ! и константите true и false, т.е. записите !true и !false са допустими. Допълнение: <text:soft-page-break/>Смисълът на операторите and, or и not е разширен чрез разширяване смисъла на булевите константи. Прието е, че true е всяка стойност, различна от 0 и че false е стойността 0.</text:p>
      <text:p text:style-name="P1"/>
      <text:p text:style-name="P5"><text:tab/><text:tab/><text:span text:style-name="T2">Операции за сравнение</text:span> </text:p>
      <text:p text:style-name="P1">Над булевите данни могат да се извършват следните инфиксни операции за сравнение: </text:p>
      <text:p text:style-name="P1"><text:tab/><text:tab/><text:tab/>== - за равно </text:p>
      <text:p text:style-name="P1"><text:tab/><text:tab/><text:tab/>!= - за различно </text:p>
      <text:p text:style-name="P1"><text:tab/><text:tab/><text:tab/>&gt; - за по-голямо </text:p>
      <text:p text:style-name="P1"><text:tab/><text:tab/><text:tab/>&gt;= - за по-голямо или равно </text:p>
      <text:p text:style-name="P1"><text:tab/><text:tab/><text:tab/>&lt; - за по-малко </text:p>
      <text:p text:style-name="P1"><text:tab/><text:tab/><text:tab/>&lt;= - за по-малко или равно </text:p>
      <text:p text:style-name="P1">Сравняват се кодовете. </text:p>
      <text:p text:style-name="P1">Примери: </text:p>
      <text:p text:style-name="P1"><text:tab/>false &lt; true е true </text:p>
      <text:p text:style-name="P1"><text:tab/>false &gt; false е false </text:p>
      <text:p text:style-name="P1"><text:tab/>true &gt;= false е true </text:p>
      <text:p text:style-name="P1"/>
      <text:p text:style-name="P1"><text:tab/><text:tab/>Въвеждане </text:p>
      <text:p text:style-name="P1">Не е възможно въвеждане на стойност на булева променлива чрез оператора &gt;&gt;, т.е. операторът cin &gt;&gt; b1; е недопустим, където b1 е булевата променлива, дефинирана по-горе. <text:tab/><text:tab/>Извеждане </text:p>
      <text:p text:style-name="P1">Осъществява се чрез оператора cout &lt;&lt; &lt;булева_константа&gt;; или по-общо cout &lt;&lt; &lt;булев_израз&gt;; където синтактичната категория &lt;булев_израз&gt; е определена по-долу. Извежда се кодът на булевата константа или кодът на булевата константа, която е стойност на &lt;булев_израз&gt;. </text:p>
      <text:p text:style-name="P1"/>
      <text:p text:style-name="P1"><text:tab/><text:tab/><text:span text:style-name="T2">Булеви изрази</text:span> </text:p>
      <text:p text:style-name="P1">Булевите изрази са правила за получаване на булева стойност. Дефинират се рекурсивно по следния начин: </text:p>
      <text:p text:style-name="P1">- Булевите константи са булеви изрази.</text:p>
      <text:p text:style-name="P1">- Булевите променливи са булеви изрази.</text:p>
      <text:p text:style-name="P1">- Прилагането на булевите оператори not (!), and (&amp;&amp;), or (||) над булеви изрази е булев израз.</text:p>
      <text:p text:style-name="P1"><text:soft-page-break/>- Прилагането на операциите за сравнение ==, !=, &gt;, &gt;=, &lt;, &lt;= към булеви изрази е булев израз.</text:p>
      <text:p text:style-name="P1">Примери: </text:p>
      <text:p text:style-name="P1"><text:tab/><text:tab/>Нека имаме дефиницията </text:p>
      <text:p text:style-name="P1"><text:tab/><text:tab/>bool b, b1, b2; </text:p>
      <text:p text:style-name="P1"><text:tab/><text:tab/>Следните изрази са булеви: </text:p>
      <text:p text:style-name="P1"><text:tab/>true, b, b1, b2, !false, !!b, !b1 || b2, !!!b &amp;&amp; !!!!!b2, b &lt; !b2, false &gt;= b, b1 == b2 &gt; b, b != b1</text:p>
      <text:p text:style-name="P1">Тази дефиниция е непълна. Ще отбележим само, че сравнението на аритметични изрази чрез изброените по-горе операции за сравнение, е булев израз. Освен това, аритметичен израз, поставен на място, където синтаксисът изисква булев израз, изпълнява ролята на булев израз. Това е резултат от разширяването смисъла на булевите константи true и false, чрез приемането всяка стойност, различна от 0 да се интерпретира като true и 0 да се интерпретира като false. </text:p>
      <text:p text:style-name="P1"/>
      <text:p text:style-name="P2"><text:span text:style-name="T2">Задача.</text:span> Да се запише булев израз, който да има стойност истина, ако посоченото условие е вярно и стойност - лъжа, ако условието не е вярно: </text:p>
      <text:p text:style-name="P2">а) цялото число p се дели на 4 или на 7; </text:p>
      <text:p text:style-name="P2">б) уравнението a.x2 + b.x + c = 0 (a ≠ 0) няма реални корени; </text:p>
      <text:p text:style-name="P2">в) точка с координати (a, b) лежи във вътрешността на кръг с радиус 5 и център (0, 1). </text:p>
      <text:p text:style-name="P2">г) точка с координати (a, b) лежи извън кръга с център (c, d) и радиус f; </text:p>
      <text:p text:style-name="P2">д) точка принадлежи на частта от кръга с център (0, 0) и радиус 5 в трети квадрант; </text:p>
      <text:p text:style-name="P2">е) точка принадлежи на венеца с център (0, 0) и радиуси 5 и 10; </text:p>
      <text:p text:style-name="P2">ж) x принадлежи на отсечката [0, 1]; </text:p>
      <text:p text:style-name="P2">з) x = max{a, b, c} </text:p>
      <text:p text:style-name="P2">и) x != max{a, b, c} (операцията ! да не се използва); </text:p>
      <text:p text:style-name="P2">к) поне една от булевите променливи x и y има стойност true; </text:p>
      <text:p text:style-name="P2"><text:soft-page-break/>л) и двете булеви променливи x и y имат стойност true; </text:p>
      <text:p text:style-name="P2">м) нито едно от числата a, b и c е положително; </text:p>
      <text:p text:style-name="P2">н) цифрата 7 влиза в записа на положителното трицифрено число p; </text:p>
      <text:p text:style-name="P2">о) цифрите на трицифреното число m са различни; </text:p>
      <text:p text:style-name="P2">п) поне две от цифрите на трицифреното число m са равни помежду си.</text:p>
      <text:p text:style-name="P2"/>
      <text:p text:style-name="P2"/>
      <text:p text:style-name="P2"/>
      <text:p text:style-name="P7">If, else, if/else, switch</text:p>
      <text:p text:style-name="P3">Задача 1. Да се напише програма, която въвежда три реални числа a, b и c и извежда 0, ако не съществува триъгълник със страни a, b и c. Ако такъв триъгълник съществува, да извежда 3, 2 или 1 в зависимост от това какъв е триъгълникът - равностранен, равнобедрен или разностранен съответно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onymice Powerline" svg:font-family="'Anonymice Powerline'" style:font-pitch="fixed"/>
    <style:font-face style:name="Literation Mono Powerline" svg:font-family="'Literation Mono Powerline'" style:font-pitch="fixed"/>
    <style:font-face style:name="AnjaliOldLipi" svg:font-family="AnjaliOldLipi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5:51:59.128356191</meta:creation-date>
    <dc:date>2019-10-17T06:33:36.180156762</dc:date>
    <meta:editing-duration>PT15M4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5" meta:paragraph-count="92" meta:word-count="926" meta:character-count="5575" meta:non-whitespace-character-count="4582"/>
  </office:meta>
</office:document-meta>
</file>